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/>
    <style:font-face style:name="Arial3" svg:font-family="Arial" style:font-family-generic="system" style:font-pitch="variable"/>
    <style:font-face style:name="Arial4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DejaVu Sans" svg:font-family="'DejaVu Sans'" style:font-pitch="variable" style:font-charset="x-symbol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/>
    <style:font-face style:name="Linux Libertine Display G" svg:font-family="'Linux Libertine Display G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inux Libertine G2" svg:font-family="'Linux Libertine G'" style:font-family-generic="swiss" style:font-pitch="variable"/>
    <style:font-face style:name="Linux Libertine G3" svg:font-family="'Linux Libertine G'" style:font-pitch="variable" style:font-charset="x-symbol"/>
    <style:font-face style:name="Linux Libertine G4" svg:font-family="'Linux Libertine G'" style:font-family-generic="system" style:font-pitch="variable" style:font-charset="x-symbol"/>
    <style:font-face style:name="MV Boli" svg:font-family="'MV Boli'" style:font-pitch="variable"/>
    <style:font-face style:name="Malgun Gothic" svg:font-family="'Malgun Gothic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riam Libre" svg:font-family="'Miriam Libre'" style:font-family-generic="moder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 Variable Text Semibold" svg:font-family="'Segoe UI Variable Text Semibold'" style:font-adornments="Text Semibold" style:font-pitch="variable"/>
    <style:font-face style:name="Source Serif Pro Black" svg:font-family="'Source Serif Pro Black'" style:font-family-generic="roman" style:font-pitch="variable"/>
    <style:font-face style:name="Yu Gothic" svg:font-family="'Yu Gothi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005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SECTION_5f_HEADER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SECTION_5f_HEADER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iberation Sans2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style:font-name="Liberation Sans2" fo:font-size="52pt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style:font-name="Liberation Sans2" fo:font-size="36pt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paragraph-properties fo:text-align="justify" style:writing-mode="lr-tb"/>
      <style:text-properties fo:font-size="24pt" style:font-size-asian="24pt" style:font-size-complex="2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style:font-name="Liberation Sans2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style:font-name="Liberation Sans2" fo:font-size="28pt"/>
    </style:style>
    <style:style style:name="P14" style:family="paragraph">
      <style:paragraph-properties fo:margin-left="1.905cm" fo:margin-right="0cm" fo:text-align="justify" fo:text-indent="-0.635cm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style:font-name="Liberation Sans2" fo:font-size="16pt" style:font-size-asian="16pt" style:font-size-complex="16pt"/>
    </style:style>
    <style:style style:name="P16" style:family="paragraph">
      <style:paragraph-properties fo:text-align="justify"/>
      <style:text-properties style:font-name="Liberation Sans2"/>
    </style:style>
    <style:style style:name="P17" style:family="paragraph">
      <loext:graphic-properties draw:fill="none"/>
      <style:paragraph-properties fo:text-align="start" style:writing-mode="lr-tb" style:font-independent-line-spacing="true"/>
      <style:text-properties style:font-name="Liberation Sans2" fo:font-size="18pt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Noto Serif" fo:font-size="96pt" style:font-size-asian="96pt" style:font-size-complex="96pt"/>
    </style:style>
    <style:style style:name="P20" style:family="paragraph">
      <loext:graphic-properties draw:fill="none"/>
      <style:paragraph-properties fo:margin-left="0cm" fo:margin-right="0cm" fo:text-align="start" fo:text-indent="0cm" style:writing-mode="lr-tb" style:font-independent-line-spacing="true"/>
      <style:text-properties style:font-name="Noto Serif" fo:font-size="96pt" style:font-size-asian="96pt" style:font-size-complex="96pt"/>
    </style:style>
    <style:style style:name="P21" style:family="paragraph">
      <style:paragraph-properties fo:margin-left="0cm" fo:margin-right="0cm" fo:margin-top="0cm" fo:margin-bottom="0cm" fo:line-height="115%" fo:text-align="start" fo:text-indent="0cm" style:writing-mode="lr-tb"/>
      <style:text-properties style:font-name="Liberation Sans2"/>
    </style:style>
    <style:style style:name="P22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Liberation Sans2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P23" style:family="paragraph">
      <style:paragraph-properties style:writing-mode="lr-tb"/>
      <style:text-properties style:font-name="Liberation Sans2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" style:family="text">
      <style:text-properties fo:font-variant="normal" fo:text-transform="none" fo:color="#595959" loext:opacity="100%" style:text-line-through-style="none" style:text-line-through-type="none" style:text-position="0% 100%" style:font-name="Liberation Sans2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Liberation Sans2" fo:font-size="16pt" fo:letter-spacing="normal" fo:font-style="normal" style:text-underline-style="none" fo:font-weight="bold" style:font-name-asian="Arial1" style:font-size-asian="16pt" style:font-style-asian="normal" style:font-weight-asian="normal" style:font-name-complex="Arial1" style:font-size-complex="16pt" style:font-style-complex="normal" style:font-weight-complex="bold"/>
    </style:style>
    <style:style style:name="T8" style:family="text">
      <style:text-properties style:font-name="Liberation Sans2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Noto Serif" fo:font-size="96pt" fo:letter-spacing="normal" fo:font-style="normal" style:text-underline-style="none" fo:font-weight="normal" style:font-name-asian="Arial1" style:font-size-asian="96pt" style:font-style-asian="normal" style:font-weight-asian="normal" style:font-name-complex="Arial1" style:font-size-complex="96pt" style:font-style-complex="normal" style:font-weight-complex="normal"/>
    </style:style>
    <style:style style:name="T10" style:family="text">
      <style:text-properties fo:font-variant="normal" fo:text-transform="none" fo:color="#595959" loext:opacity="100%" style:text-line-through-style="none" style:text-line-through-type="none" style:text-position="0% 100%" style:font-name="Liberation Sans2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2.689cm" svg:x="0.866cm" svg:y="2.391cm" presentation:class="title" presentation:user-transformed="true">
          <draw:text-box>
            <text:p text:style-name="P1"><text:span text:style-name="T1">Find Dry Chargers</text:span></text:p>
          </draw:text-box>
        </draw:frame>
        <draw:frame draw:style-name="gr1" draw:text-style-name="P4" draw:layer="layout" svg:width="22.86cm" svg:height="1.038cm" svg:x="1.27cm" svg:y="6.35cm">
          <draw:text-box>
            <text:p text:style-name="P3"><text:span text:style-name="T2">Chris Duhaime, Michael Johnson, Jason Nestor and John Sauter</text:span></text:p>
          </draw:text-box>
        </draw:frame>
        <draw:frame draw:style-name="gr1" draw:text-style-name="P6" draw:layer="layout" svg:width="13.97cm" svg:height="0.962cm" svg:x="5.715cm" svg:y="8.89cm">
          <draw:text-box>
            <text:p text:style-name="P5">May 2, 2022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evator pitch" draw:style-name="dp1" draw:master-page-name="SECTION_5f_HEADER">
        <draw:frame draw:name="Google Shape;60;p14" presentation:style-name="pr3" draw:text-style-name="P9" draw:layer="layout" svg:width="23.667cm" svg:height="2.337cm" svg:x="0.635cm" svg:y="1.473cm" presentation:class="title" presentation:user-transformed="true">
          <draw:text-box>
            <text:p text:style-name="P8"><text:span text:style-name="T3">Elevator pitch</text:span></text:p>
          </draw:text-box>
        </draw:frame>
        <draw:frame draw:style-name="gr3" draw:text-style-name="P11" draw:layer="layout" svg:width="20.721cm" svg:height="8.255cm" svg:x="2.54cm" svg:y="4.445cm">
          <draw:text-box>
            <text:p text:style-name="P10"><text:span text:style-name="T4">When a driver of an electric car goes on a long trip, he has to stop every 100 miles or so to recharge his car. <text:s/>Electric vehicle chargers are not sheltered, so if it is raining he will get wet, and will risk exposing the car’s charging circuitry to rain, which may short it out. <text:s/>Find Dry Chargers will inform the driver of the weather conditions at several future possible charging locations.</text:span></text:p>
          </draw:text-box>
        </draw:frame>
        <presentation:notes draw:style-name="dp2">
          <draw:page-thumbnail draw:name="Google Shape;57;g320332ed93_1_0:notes" draw:style-name="gr2" draw:layer="layout" svg:width="16.932cm" svg:height="9.524cm" svg:x="1.059cm" svg:y="1.905cm" draw:page-number="2" presentation:class="page"/>
          <draw:frame draw:name="Google Shape;58;g320332ed93_1_0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" draw:style-name="dp1" draw:master-page-name="TITLE_5f_AND_5f_BODY" presentation:presentation-page-layout-name="AL2T1">
        <draw:frame draw:name="Google Shape;65;p15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2"><text:span text:style-name="T5">Concept</text:span></text:p>
          </draw:text-box>
        </draw:frame>
        <draw:frame draw:name="Google Shape;66;p15" presentation:style-name="pr6" draw:text-style-name="P15" draw:layer="layout" svg:width="23.667cm" svg:height="9.489cm" svg:x="0.866cm" svg:y="3.201cm" presentation:class="outline" presentation:user-transformed="true">
          <draw:text-box>
            <text:list text:style-name="L1">
              <text:list-item>
                <text:list>
                  <text:list-item>
                    <text:p text:style-name="P14"><text:span text:style-name="T6">Description: The application combines information from two internet services: Open Weather Map and Open Charge Map. <text:s/>The user specifies his location, which way he is going, how far he can go before needing a recharge, and the kinds of electrical connectors his car can accept. <text:s/>The application shows him the relevant chargers and the weather conditions at each.</text:span></text:p>
                  </text:list-item>
                  <text:list-item>
                    <text:p text:style-name="P14"><text:span text:style-name="T6">Motivation for development? We need a project we can complete in two weeks, with every member of the team working on it and only able to interact remotely. <text:s/>Also, one member of the team drives an electric vehicle.</text:span></text:p>
                  </text:list-item>
                  <text:list-item>
                    <text:p text:style-name="P14"><text:span text:style-name="T6">User story: </text:span><text:span text:style-name="T7">As a</text:span><text:span text:style-name="T6"> driver of an electric vehicle </text:span><text:span text:style-name="T7">I want</text:span><text:span text:style-name="T6"> to charge my car on a long trip where it isn’t raining </text:span><text:span text:style-name="T7">so that</text:span><text:span text:style-name="T6"> I won’t get we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2;g29f43f0a72_0_0:notes" draw:style-name="gr2" draw:layer="layout" svg:width="16.932cm" svg:height="9.524cm" svg:x="1.059cm" svg:y="1.905cm" draw:page-number="3" presentation:class="page"/>
          <draw:frame draw:name="Google Shape;63;g29f43f0a72_0_0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ss" draw:style-name="dp1" draw:master-page-name="TITLE_5f_AND_5f_BODY" presentation:presentation-page-layout-name="AL2T1">
        <draw:frame draw:name="Google Shape;71;p16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2"><text:span text:style-name="T5">Process</text:span></text:p>
          </draw:text-box>
        </draw:frame>
        <draw:frame draw:name="Google Shape;72;p16" presentation:style-name="pr6" draw:text-style-name="P17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6"><text:span text:style-name="T8">What were the technologies used? <text:s/>Since we were not permitted to use bootstrap, we used the second-most used framework, Foundation by Zurb. <text:s/>We chose to learn this framework instead of using a more obscure one or writing our own because experience with Foundation will make us more employable. <text:s/>We just finished a homework assignment which used the Open Weather Map API, so we leveraged that experience by using it again in this project. <text:s/>We chose Open Charge Map over the more popular Plug Share, because Plug Share requires a paid subscription to use https, and use of https is required of applications hosted on github.</text:span></text:p>
              </text:list-item>
              <text:list-item>
                <text:p text:style-name="P16"><text:span text:style-name="T8">How were the tasks and rules broken down and assigned? The project was divided into tasks based on functions. <text:s/>Our layout designer learned Foundation, laid out the page, and taught the rest of us how to use Foundation. <text:s/>Out mathematician figured out how to tell how far apart two points on the surface of the Earth were, and the compass direction between them. Our artist came up with a consistent pallet and set of shapes for the parts of the application, so it would look well-integrated. <text:s/>We worked together on the HTML and JavaScript: details are in the git history on github. <text:s/>We met each day to talk about what we had accomplished, help each other with current issues, and decide what each of us would do by the next day’s meeting.</text:span></text:p>
              </text:list-item>
            </text:list>
          </draw:text-box>
        </draw:frame>
        <presentation:notes draw:style-name="dp2">
          <draw:page-thumbnail draw:name="Google Shape;68;g29f43f0a72_0_5:notes" draw:style-name="gr2" draw:layer="layout" svg:width="16.932cm" svg:height="9.524cm" svg:x="1.059cm" svg:y="1.905cm" draw:page-number="4" presentation:class="page"/>
          <draw:frame draw:name="Google Shape;69;g29f43f0a72_0_5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71;p 1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2"><text:span text:style-name="T5">Process, continued</text:span></text:p>
          </draw:text-box>
        </draw:frame>
        <draw:frame draw:name="Google Shape;72;p 1" presentation:style-name="pr6" draw:text-style-name="P18" draw:layer="layout" svg:width="23.667cm" svg:height="9.489cm" svg:x="0.866cm" svg:y="3.20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10"><text:span text:style-name="T8">What Challenges did you encounter? We had some difficulty with the mechanics of github. <text:s/>We decided that each of us would work on our own branch between meetings, then at our daily meeting we would merge everything into the main branch. <text:s/>After the meeting we would each pull the main branch and start our own branch for the next day’s work. <text:s/>We used the free tier of Open Weather Map, which limits accesses to 1000 per day. <text:s/>We received an automated warning from Open Weather Map that we had exceeded our quota, so we modified the code to use Open Weather Map less often.</text:span></text:p>
              </text:list-item>
              <text:list-item>
                <text:p text:style-name="P10"><text:span text:style-name="T8">What were your successes? <text:s/>We quickly got used to collaborating using Slack, Zoom and Google Meet, since we used Slack and Zoom in class.</text:span></text:p>
              </text:list-item>
            </text:list>
          </draw:text-box>
        </draw:frame>
        <presentation:notes draw:style-name="dp3">
          <draw:page-thumbnail draw:name="Google Shape;68;g29f43f0a72_0_5:notes 1" draw:style-name="gr2" draw:layer="layout" svg:width="16.932cm" svg:height="9.524cm" svg:x="1.059cm" svg:y="1.905cm" draw:page-number="5" presentation:class="page"/>
          <draw:frame draw:name="Google Shape;69;g29f43f0a72_0_5:notes 1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" draw:style-name="dp1" draw:master-page-name="SECTION_5f_HEADER">
        <draw:frame draw:name="Google Shape;77;p17" presentation:style-name="pr3" draw:text-style-name="P20" draw:layer="layout" svg:width="23.667cm" svg:height="2.337cm" svg:x="0.866cm" svg:y="5.975cm" presentation:class="title" presentation:user-transformed="true">
          <draw:text-box>
            <text:p text:style-name="P19"><text:span text:style-name="T9">Demo</text:span></text:p>
          </draw:text-box>
        </draw:frame>
        <presentation:notes draw:style-name="dp2">
          <draw:page-thumbnail draw:name="Google Shape;74;g29f43f0a72_0_15:notes" draw:style-name="gr2" draw:layer="layout" svg:width="16.932cm" svg:height="9.524cm" svg:x="1.059cm" svg:y="1.905cm" draw:page-number="6" presentation:class="page"/>
          <draw:frame draw:name="Google Shape;75;g29f43f0a72_0_15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rections for Future Development" draw:style-name="dp1" draw:master-page-name="TITLE_5f_AND_5f_BODY" presentation:presentation-page-layout-name="AL2T1">
        <draw:frame draw:name="Google Shape;82;p18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2"><text:span text:style-name="T5">Directions for Future Development</text:span></text:p>
          </draw:text-box>
        </draw:frame>
        <draw:frame draw:name="Google Shape;83;p18" presentation:style-name="pr11" draw:text-style-name="P22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21"><text:span text:style-name="T10">We can add the planned features beyond the minimum that we did not have time to complete.</text:span></text:p>
              </text:list-item>
            </text:list>
          </draw:text-box>
        </draw:frame>
        <presentation:notes draw:style-name="dp2">
          <draw:page-thumbnail draw:name="Google Shape;79;g29f43f0a72_0_10:notes" draw:style-name="gr2" draw:layer="layout" svg:width="16.932cm" svg:height="9.524cm" svg:x="1.059cm" svg:y="1.905cm" draw:page-number="7" presentation:class="page"/>
          <draw:frame draw:name="Google Shape;80;g29f43f0a72_0_10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ks" draw:style-name="dp1" draw:master-page-name="TITLE_5f_AND_5f_BODY" presentation:presentation-page-layout-name="AL2T1">
        <draw:frame draw:name="Google Shape;88;p19" presentation:style-name="pr5" draw:text-style-name="P13" draw:layer="layout" svg:width="23.667cm" svg:height="1.59cm" svg:x="0.866cm" svg:y="1.236cm" presentation:class="title" presentation:user-transformed="true">
          <draw:text-box>
            <text:p text:style-name="P12"><text:span text:style-name="T5">Links</text:span></text:p>
          </draw:text-box>
        </draw:frame>
        <draw:frame draw:name="Google Shape;89;p19" presentation:style-name="pr6" draw:text-style-name="P17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21"><text:span text:style-name="T10">Deployed</text:span></text:p>
                <text:list>
                  <text:list-item>
                    <text:p text:style-name="P23"><text:span text:style-name="T10"/></text:p>
                  </text:list-item>
                </text:list>
              </text:list-item>
              <text:list-item>
                <text:p text:style-name="P21"><text:span text:style-name="T10">GitHub repo</text:span></text:p>
                <text:list>
                  <text:list-item>
                    <text:p text:style-name="P23"><text:span text:style-name="T8">https://github.com/Jay3172/Find_Dry_Charg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5;g29f43f0a72_0_24:notes" draw:style-name="gr2" draw:layer="layout" svg:width="16.932cm" svg:height="9.524cm" svg:x="1.059cm" svg:y="1.905cm" draw:page-number="8" presentation:class="page"/>
          <draw:frame draw:name="Google Shape;86;g29f43f0a72_0_24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/>
    <style:font-face style:name="Arial3" svg:font-family="Arial" style:font-family-generic="system" style:font-pitch="variable"/>
    <style:font-face style:name="Arial4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DejaVu Sans" svg:font-family="'DejaVu Sans'" style:font-pitch="variable" style:font-charset="x-symbol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roman" style:font-pitch="variable"/>
    <style:font-face style:name="Linux Libertine Display G" svg:font-family="'Linux Libertine Display G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inux Libertine G2" svg:font-family="'Linux Libertine G'" style:font-family-generic="swiss" style:font-pitch="variable"/>
    <style:font-face style:name="Linux Libertine G3" svg:font-family="'Linux Libertine G'" style:font-pitch="variable" style:font-charset="x-symbol"/>
    <style:font-face style:name="Linux Libertine G4" svg:font-family="'Linux Libertine G'" style:font-family-generic="system" style:font-pitch="variable" style:font-charset="x-symbol"/>
    <style:font-face style:name="MV Boli" svg:font-family="'MV Boli'" style:font-pitch="variable"/>
    <style:font-face style:name="Malgun Gothic" svg:font-family="'Malgun Gothic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riam Libre" svg:font-family="'Miriam Libre'" style:font-family-generic="moder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 Variable Text Semibold" svg:font-family="'Segoe UI Variable Text Semibold'" style:font-adornments="Text Semibold" style:font-pitch="variable"/>
    <style:font-face style:name="Source Serif Pro Black" svg:font-family="'Source Serif Pro Black'" style:font-family-generic="roman" style:font-pitch="variable"/>
    <style:font-face style:name="Yu Gothic" svg:font-family="'Yu Gothi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4" fo:font-size="24pt" fo:language="en" fo:country="US" style:font-name-asian="DejaVu Sans4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Arial" style:font-family-complex="Arial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1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1" style:font-family-complex="'Liberation Sans', Arial" style:font-family-generic-complex="swiss" style:font-pitch-complex="variable" style:font-size-complex="16pt" style:font-weight-complex="bold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Arial2" style:font-family-complex="Arial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Arial2" style:font-family-complex="Arial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2.2$Windows_X86_64 LibreOffice_project/49f2b1bff42cfccbd8f788c8dc32c1c309559be0</meta:generator>
    <dc:date>2022-05-02T08:05:19.208000000</dc:date>
    <meta:editing-duration>PT46M53S</meta:editing-duration>
    <meta:editing-cycles>9</meta:editing-cycles>
    <meta:document-statistic meta:object-count="69"/>
  </office:meta>
</office:document-meta>
</file>